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07a7ce" officeooo:paragraph-rsid="0007a7ce" style:font-size-asian="12pt" style:font-size-complex="12pt"/>
    </style:style>
    <style:style style:name="P2" style:family="paragraph" style:parent-style-name="Preformatted_20_Text">
      <style:text-properties style:font-name="Times New Roman" fo:font-size="12pt" officeooo:rsid="0007a7ce" officeooo:paragraph-rsid="00085dc2" style:font-size-asian="12pt" style:font-size-complex="12pt"/>
    </style:style>
    <style:style style:name="P3" style:family="paragraph" style:parent-style-name="Preformatted_20_Text">
      <style:text-properties style:font-name="Times New Roman" fo:font-size="12pt" officeooo:rsid="0009e20d" officeooo:paragraph-rsid="0009e20d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rsid="00085dc2" officeooo:paragraph-rsid="00085dc2" style:font-size-asian="12pt" style:font-size-complex="12pt"/>
    </style:style>
    <style:style style:name="P5" style:family="paragraph" style:parent-style-name="Preformatted_20_Text" style:list-style-name="L1">
      <style:text-properties style:font-name="Times New Roman" fo:font-size="12pt" officeooo:rsid="00085dc2" officeooo:paragraph-rsid="00085dc2" style:font-size-asian="12pt" style:font-size-complex="12pt"/>
    </style:style>
    <style:style style:name="P6" style:family="paragraph" style:parent-style-name="Preformatted_20_Text" style:list-style-name="L1">
      <style:text-properties style:font-name="Times New Roman" fo:font-size="12pt" officeooo:rsid="000a0deb" officeooo:paragraph-rsid="000a0deb" style:font-size-asian="12pt" style:font-size-complex="12pt"/>
    </style:style>
    <style:style style:name="T1" style:family="text">
      <style:text-properties officeooo:rsid="00085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Outras – Nagios ou Kibana</text:p>
      <text:p text:style-name="P2"/>
      <text:p text:style-name="P2"><text:span text:style-name="T1">Aplicação </text:span>New Relic</text:p>
      <text:p text:style-name="P2"/>
      <text:p text:style-name="P4">Passos:</text:p>
      <text:list xml:id="list6233802586059343835" text:style-name="L1">
        <text:list-item>
          <text:p text:style-name="P5">Cadastro no site;</text:p>
        </text:list-item>
        <text:list-item>
          <text:p text:style-name="P5">Geração da chave </text:p>
        </text:list-item>
        <text:list-item>
          <text:p text:style-name="P5"><text:a xlink:type="simple" xlink:href="https://docs.newrelic.com/docs/agents/php-agent/installation/php-agent-installation-ubuntu-debian#repo" text:style-name="Internet_20_link" text:visited-style-name="Visited_20_Internet_20_Link">https://docs.newrelic.com/docs/agents/php-agent/installation/php-agent-installation-ubuntu-debian#repo</text:a></text:p>
        </text:list-item>
        <text:list-item>
          <text:p text:style-name="P5">Restart nos web server ( sudo service newrelic-daemon restart &amp;&amp; <text:s/>sudo service apache2 restart)</text:p>
        </text:list-item>
        <text:list-item>
          <text:p text:style-name="P6"><text:a xlink:type="simple" xlink:href="https://rpm.newrelic.com/accounts/1098209/servers/get_started" text:style-name="Internet_20_link" text:visited-style-name="Visited_20_Internet_20_Link">https://rpm.newrelic.com/accounts/1098209/servers/get_started</text:a></text:p>
          <text:p text:style-name="P6"/>
        </text:list-item>
      </text:list>
      <text:p text:style-name="P3">http://fabriciosanchez.azurewebsites.net/3/monitoramento-de-aplicacoes-no-windows-azure-websites-com-newrelic/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3T23:16:36.947367140</dc:date>
    <meta:editing-duration>PT36M17S</meta:editing-duration>
    <meta:editing-cycles>11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37" meta:character-count="459" meta:non-whitespace-character-count="434"/>
  </office:meta>
</office:document-meta>
</file>